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text-properties officeooo:paragraph-rsid="000ded77"/>
    </style:style>
    <style:style style:name="P2" style:family="paragraph" style:parent-style-name="Standard">
      <style:paragraph-properties fo:margin-left="0in" fo:margin-right="0in" fo:text-indent="0in" style:auto-text-indent="false"/>
      <style:text-properties fo:font-variant="normal" fo:text-transform="none" fo:color="#000000" style:font-name="Arial1" fo:font-size="9.75pt" fo:letter-spacing="normal" fo:font-style="normal" fo:font-weight="normal"/>
    </style:style>
    <style:style style:name="P3" style:family="paragraph" style:parent-style-name="Text_20_body">
      <style:paragraph-properties fo:margin-left="0in" fo:margin-right="0in" fo:margin-top="0in" fo:margin-bottom="0in" style:contextual-spacing="false" fo:text-indent="0in" style:auto-text-indent="false"/>
      <style:text-properties officeooo:paragraph-rsid="000ded77"/>
    </style:style>
    <style:style style:name="P4" style:family="paragraph" style:parent-style-name="Text_20_body">
      <style:paragraph-properties fo:margin-left="0in" fo:margin-right="0in" fo:text-indent="0in" style:auto-text-indent="false"/>
      <style:text-properties officeooo:paragraph-rsid="000ded77"/>
    </style:style>
    <style:style style:name="T1" style:family="text">
      <style:text-properties fo:font-variant="normal" fo:text-transform="none" fo:color="#303080" style:font-name="Arial1" fo:font-size="9.75pt" fo:letter-spacing="normal" fo:font-style="normal" fo:font-weight="bold"/>
    </style:style>
    <style:style style:name="T2" style:family="text">
      <style:text-properties fo:font-variant="normal" fo:text-transform="none" fo:color="#000000" fo:letter-spacing="normal"/>
    </style:style>
    <style:style style:name="T3" style:family="text">
      <style:text-properties fo:font-variant="normal" fo:text-transform="none" fo:color="#000000" fo:letter-spacing="normal" officeooo:rsid="000ded77"/>
    </style:style>
    <style:style style:name="T4" style:family="text">
      <style:text-properties fo:font-variant="normal" fo:text-transform="none" fo:color="#000000" style:font-name="Arial1" fo:font-size="9.75pt" fo:letter-spacing="normal" fo:font-style="normal" fo:font-weight="normal"/>
    </style:style>
    <style:style style:name="T5" style:family="text">
      <style:text-properties fo:font-variant="normal" fo:text-transform="none" fo:color="#000000" style:font-name="Arial1" fo:font-size="9.75pt" fo:letter-spacing="normal" fo:font-style="normal" fo:font-weight="normal" officeooo:rsid="000ded77"/>
    </style:style>
    <style:style style:name="T6" style:family="text">
      <style:text-properties fo:font-variant="normal" fo:text-transform="none" fo:color="#000000" style:font-name="Arial1" fo:font-size="9.75pt" fo:letter-spacing="normal" fo:font-style="normal" fo:font-weight="bold"/>
    </style:style>
    <style:style style:name="T7" style:family="text">
      <style:text-properties fo:font-variant="normal" fo:text-transform="none" fo:color="#000000" style:font-name="Arial1" fo:font-size="9.75pt" fo:letter-spacing="normal" fo:font-style="normal" fo:font-weight="bold" officeooo:rsid="000ded77"/>
    </style:style>
    <style:style style:name="T8" style:family="text">
      <style:text-properties fo:color="#303080" fo:font-weight="bold" officeooo:rsid="000ded77"/>
    </style:style>
    <style:style style:name="T9" style:family="text">
      <style:text-properties officeooo:rsid="000ded7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9"/></text:p>
      <text:p text:style-name="P3"><text:line-break/><text:line-break/><text:span text:style-name="T1">What world problem are you concerned about?</text:span><text:line-break/><text:span text:style-name="T3">I believe that some of the smartest inventors are out there with a world changing idea. Without funding or public awareness many of these ideas will never even make it to paper. </text:span><text:line-break/><text:line-break/><text:span text:style-name="T4">Give one statistic that shows it's a major problem. Cite your source with a bracketed number [1] and type the reference in the last box below.</text:span><text:line-break/><text:line-break/><text:span text:style-name="T4">Give quote that shows it's a major problem. Cite your source with a bracketed number [2] and type the reference in the last box below.</text:span></text:p>
      <text:p text:style-name="P3"><text:span text:style-name="T5">"You have a brilliant concept for a new product, but you may not know what to do with your idea. Most people do not have personal manufacturing facilities readily available, so you'll need to seek professional assistance."[2]</text:span><text:line-break/><text:line-break/><text:span text:style-name="T4">Copy and paste a few paragraphs that define the problem or give an anecdote. Be sure to cite your source!!!!!!</text:span><text:line-break/><text:line-break/><text:span text:style-name="T4">Write a few more statistics, quotes, or other sentences explaining why it's a major problem. Cite any sources that you use.</text:span><text:line-break/><text:line-break/><text:span text:style-name="T4">Give the URL of an image that can be used as an illustration. </text:span></text:p>
      <text:p text:style-name="Horizontal_20_Line"/>
      <text:p text:style-name="P3"><text:line-break/><text:line-break/><text:span text:style-name="T1">Within this world problem, what is one subproblem that bothers you?</text:span></text:p>
      <text:p text:style-name="P3"><text:span text:style-name="T7">A integral part of a invention idea is where the funding will come from to get your idea off the ground. Even if a product gets a lot of attention funding is still the final decider.</text:span><text:line-break/><text:line-break/><text:span text:style-name="T4">Write a few sentences describing this subproblem in more detail.</text:span><text:line-break/><text:line-break/><text:span text:style-name="T4">Write a few sentences describing a hypothetical example of this subproblem. You could get an example from a news article. Cite your sources.</text:span></text:p>
      <text:p text:style-name="P3"><text:line-break/><text:span text:style-name="T1">Give one sentence describing a software system that could help to solve this problem.</text:span></text:p>
      <text:p text:style-name="P3"><text:span text:style-name="T7">I want to create a website where inventors can submit their ideas to a public forum and other users can review, vote, or support them. </text:span><text:line-break/><text:line-break/><text:span text:style-name="T1">1a. Write a few sentences describing one feature or part of the system.</text:span></text:p>
      <text:p text:style-name="P3"><text:span text:style-name="T7">Users may make suggestions to other user's ideas. Users can browse through invention ideas either by a category or a search. If a user has a suggestion or a comment for a posted idea they may post it to the ideas profile page. Multiple users may look at these comments and be able to reply to them and the original idea submitter.</text:span><text:line-break/><text:line-break/><text:span text:style-name="T4">1b. Write a few sentences giving an example of how some hypothetical user might use this feature.</text:span><text:line-break/><text:line-break/><text:span text:style-name="T1">2a. Write a few sentences describing a second feature or part of the system.</text:span></text:p>
      <text:p text:style-name="P3"><text:span text:style-name="T7">Each idea submitted to the forum will have a voting system in which people can "up vote" or "down vote" your idea. While anyone may look at user submitted invention ideas only registered users may up vote and down vote. This system will help bring better ideas to the attention of more faster.</text:span><text:line-break/><text:line-break/><text:span text:style-name="T4">2b. Write a few sentences giving an example of how some hypothetical user might use this second feature.</text:span><text:line-break/><text:line-break/><text:span text:style-name="T1">3a. Write a few sentences describing a third feature or part of the system.</text:span></text:p>
      <text:p text:style-name="P3"><text:span text:style-name="T7">If a user likes the idea of the another he may provide funding to get the idea started in turn for a percent of the profit made from the product later. There will be a system in which users can make offers to one </text:span><text:soft-page-break/><text:span text:style-name="T7">another.</text:span><text:line-break/><text:line-break/><text:span text:style-name="T4">3b. Write a few sentences giving an example of how some hypothetical user might use this third feature.</text:span><text:line-break/><text:line-break/><text:span text:style-name="T4">Which of these three features is most important? Which is least important/optional? Why?</text:span><text:line-break/><text:line-break/><text:span text:style-name="T4">How would you ensure that your system is economically viable?</text:span><text:line-break/><text:line-break/><text:span text:style-name="T4">Let's suppose that your system actually was implemented. How would the world be a better place?</text:span><text:line-break/><text:line-break/><text:span text:style-name="T1">Put your references here. On each line, put a bracketed number such as [4] and then the reference. It is a good idea to leave blank lines between the references.</text:span></text:p>
      <text:p text:style-name="P4"><text:span text:style-name="T7">[2]http://www.ehow.com/how_6629896_do-invention-manufactured_.html</text:span><text:line-break/><text:line-break/><text:span text:style-name="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Quinn</meta:initial-creator>
    <meta:creation-date>2013-10-24T13:18:54</meta:creation-date>
    <dc:date>2013-10-24T13:33:59</dc:date>
    <dc:creator>Sam Quinn</dc:creator>
    <meta:editing-duration>PT8M4S</meta:editing-duration>
    <meta:editing-cycles>2</meta:editing-cycles>
    <meta:generator>LibreOffice/4.0.2.2$Linux_X86_64 LibreOffice_project/400m0$Build-2</meta:generator>
    <meta:document-statistic meta:table-count="0" meta:image-count="0" meta:object-count="0" meta:page-count="2" meta:paragraph-count="10" meta:word-count="624" meta:character-count="3574" meta:non-whitespace-character-count="2932"/>
  </office:meta>
</office:document-meta>
</file>